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0f0dd9"/>
    </style:style>
    <style:style style:name="P2" style:family="paragraph" style:parent-style-name="Standard">
      <style:text-properties officeooo:paragraph-rsid="0010f2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f217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1f2328" loext:opacity="100%" fo:letter-spacing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Liberation Serif" fo:font-style="italic" officeooo:rsid="001f1d12" style:font-style-asian="italic" style:font-style-complex="italic"/>
    </style:style>
    <style:style style:name="T8" style:family="text">
      <style:text-properties style:font-name="Liberation Serif" officeooo:rsid="001f1d12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style:font-name="Liberation Serif" fo:font-style="normal" officeooo:rsid="001f1d12" style:font-style-asian="normal" style:font-style-complex="normal"/>
    </style:style>
    <style:style style:name="T1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Liberation Serif" fo:font-style="normal" fo:font-weight="bold" officeooo:rsid="001f1d12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1f1d12" style:font-style-asian="normal" style:font-weight-asian="normal" style:font-style-complex="normal" style:font-weight-complex="normal"/>
    </style:style>
    <style:style style:name="T15" style:family="text">
      <style:text-properties style:font-name="Liberation Serif" officeooo:rsid="0010f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quisitos não funcionais</text:span></text:span></text:p>
      <text:p text:style-name="P1"/>
      <text:p text:style-name="P1"><text:span text:style-name="Bold">RNF</text:span><text:span text:style-name="Bold"><text:span text:style-name="T2">{NN}</text:span></text:span><text:span text:style-name="Bold"> - &lt;</text:span><text:span text:style-name="Bold"><text:span text:style-name="T2">Nome do requisito não funcional</text:span></text:span><text:span text:style-name="Bold">&gt;</text:span></text:p>
      <text:p text:style-name="P1"/>
      <text:p text:style-name="P2"><text:span text:style-name="Bold">&lt;</text:span><text:span text:style-name="Bold"><text:span text:style-name="T13">{</text:span></text:span><text:span text:style-name="Bold"><text:span text:style-name="T14">N</text:span></text:span><text:span text:style-name="T13">N}</text:span><text:span text:style-name="T5"> deve ser substituído por números sequenciais. </text:span><text:span text:style-name="T8">Aqui deve-se descrever detalhadamente as </text:span><text:span text:style-name="T15">restrições</text:span><text:span text:style-name="T8"> que vão </text:span><text:span text:style-name="T15">restringir</text:span><text:span text:style-name="T8"> o</text:span><text:span text:style-name="T15">s</text:span><text:span text:style-name="T8"> comportamento</text:span><text:span text:style-name="T15">s</text:span><text:span text:style-name="T8"> da</text:span><text:span text:style-name="T15">s</text:span><text:span text:style-name="T8"> HU. Pode-se usar textos livres, listagens, subitens etc. Em fim, tudo que for necessário para garantir que a</text:span><text:span text:style-name="T15">s</text:span><text:span text:style-name="T8"> HU</text:span><text:span text:style-name="T15">s</text:span><text:span text:style-name="T8"> se comport</text:span><text:span text:style-name="T15">em</text:span><text:span text:style-name="T8"> de acordo com as </text:span><text:span text:style-name="T15">restrições identificadas</text:span><text:span text:style-name="T8">. </text:span><text:span text:style-name="T15">Tais restrições, devem se alinhas as normas da ISO/IEC 25010.</text:span><text:span text:style-name="Bold">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4:30.799000000</meta:creation-date>
    <dc:date>2025-12-08T13:10:23.444000000</dc:date>
    <meta:editing-duration>PT10M4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66" meta:character-count="445" meta:non-whitespace-character-count="382"/>
  </office:meta>
</office:document-meta>
</file>